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5" style:family="table-cell" style:parent-style-name="Default" style:data-style-name="N37"/>
    <style:style style:name="ce6" style:family="table-cell" style:parent-style-name="Default" style:data-style-name="N41"/>
    <style:style style:name="ce7" style:family="table-cell" style:parent-style-name="Default" style:data-style-name="N44"/>
    <style:style style:name="ce8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1" table:number-columns-repeated="2" table:default-cell-style-name="ce6"/>
        <table:table-column table:style-name="co2" table:default-cell-style-name="Default"/>
        <table:table-column table:style-name="co3" table:default-cell-style-name="ce7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8" table:formula="of:=SUM([.E$1:.E$1048576])" office:value-type="time" office:time-value="PT110H03M00S" calcext:value-type="time">
            <text:p>110:0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7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Edição de Torneios e Insights (back e front)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ltros de torneio e usuário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Filtros restantes de admin</text:p>
          </table:table-cell>
          <table:table-cell table:formula="of:=[.C66]-[.B66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Início da publicação admin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Publicação admin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2"/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Testes iniciais admin</text:p>
          </table:table-cell>
          <table:table-cell table:formula="of:=[.C69]-[.B69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15M00S" calcext:value-type="time">
            <text:p>01:15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Favicon and password reset and update pages</text:p>
          </table:table-cell>
          <table:table-cell table:formula="of:=[.C70]-[.B70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55M00S" calcext:value-type="time">
            <text:p>01:55:00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Página de torneios client integrada</text:p>
          </table:table-cell>
          <table:table-cell table:formula="of:=[.C71]-[.B71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2H20M00S" calcext:value-type="time">
            <text:p>02:2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xed timeInput</text:p>
          </table:table-cell>
          <table:table-cell table:formula="of:=[.C72]-[.B72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4H05M00S" calcext:value-type="time">
            <text:p>04:05:00</text:p>
          </table:table-cell>
          <table:table-cell office:value-type="time" office:time-value="PT04H40M00S" calcext:value-type="time">
            <text:p>04:40:00</text:p>
          </table:table-cell>
          <table:table-cell office:value-type="string" calcext:value-type="string">
            <text:p>Fixed htaccess redirects</text:p>
          </table:table-cell>
          <table:table-cell table:formula="of:=[.C73]-[.B73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20" calcext:value-type="date">
            <text:p>20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50M00S" calcext:value-type="time">
            <text:p>22:50:00</text:p>
          </table:table-cell>
          <table:table-cell office:value-type="string" calcext:value-type="string">
            <text:p>Show notifications from user backend</text:p>
          </table:table-cell>
          <table:table-cell table:formula="of:=[.C74]-[.B7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8H20M00S" calcext:value-type="time">
            <text:p>18:2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Notifications fetch frontend</text:p>
          </table:table-cell>
          <table:table-cell table:formula="of:=[.C75]-[.B75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9H40M00S" calcext:value-type="time">
            <text:p>19:40:00</text:p>
          </table:table-cell>
          <table:table-cell office:value-type="time" office:time-value="PT21H35M00S" calcext:value-type="time">
            <text:p>21:35:00</text:p>
          </table:table-cell>
          <table:table-cell office:value-type="string" calcext:value-type="string">
            <text:p>Enable regular notification modal</text:p>
          </table:table-cell>
          <table:table-cell table:formula="of:=[.C76]-[.B76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5-22" calcext:value-type="date">
            <text:p>22/05/22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Enable regular notification integration</text:p>
          </table:table-cell>
          <table:table-cell table:formula="of:=[.C77]-[.B7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22" calcext:value-type="date">
            <text:p>22/05/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Install serviceworker</text:p>
          </table:table-cell>
          <table:table-cell table:formula="of:=[.C78]-[.B78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23" calcext:value-type="date">
            <text:p>23/05/22</text:p>
          </table:table-cell>
          <table:table-cell office:value-type="time" office:time-value="PT17H00M00S" calcext:value-type="time">
            <text:p>17:00:00</text:p>
          </table:table-cell>
          <table:table-cell table:style-name="Default"/>
          <table:table-cell/>
          <table:table-cell table:formula="of:=[.C79]-[.B79]" office:value-type="time" office:time-value="-PT17H00M00S" calcext:value-type="time">
            <text:p>-17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0]-[.B8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1]-[.B8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2]-[.B8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3]-[.B83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17:01:25.08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23T17:01:45.204000000</dc:date>
    <meta:editing-duration>P8DT21H50M46S</meta:editing-duration>
    <meta:editing-cycles>184</meta:editing-cycles>
    <meta:generator>LibreOffice/7.2.5.2$Windows_X86_64 LibreOffice_project/499f9727c189e6ef3471021d6132d4c694f357e5</meta:generator>
    <meta:document-statistic meta:table-count="1" meta:cell-count="398" meta:object-count="0"/>
  </office:meta>
</office:document-meta>
</file>